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4-12-30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4-01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3-01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2-01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1-01-04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20-01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9-01-0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8-01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7-01-0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6-01-06 15:11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5-01-06 20:51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4-01-07 21:35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3-01-08 20:56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2-01-04 17:45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1-01-05 19:36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10-01-05 20:26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8-01-07 20:35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7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6-01-04 22:0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54100253501</text:p>
          </table:table-cell>
          <table:table-cell office:value-type="string" calcext:value-type="string">
            <text:p>27S 28W 30CDD 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